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03ec0"/>
    </style:style>
    <style:style style:name="P2" style:family="paragraph" style:parent-style-name="Text_20_body">
      <style:paragraph-properties fo:text-align="center" style:justify-single-word="false"/>
      <style:text-properties officeooo:rsid="000f70c0"/>
    </style:style>
    <style:style style:name="P3" style:family="paragraph" style:parent-style-name="Text_20_body">
      <style:text-properties officeooo:rsid="000fce6b"/>
    </style:style>
    <style:style style:name="P4" style:family="paragraph" style:parent-style-name="Text_20_body">
      <style:paragraph-properties fo:text-align="center" style:justify-single-word="false"/>
      <style:text-properties officeooo:rsid="000fce6b"/>
    </style:style>
    <style:style style:name="P5" style:family="paragraph" style:parent-style-name="Text_20_body">
      <style:text-properties officeooo:rsid="00156552"/>
    </style:style>
    <style:style style:name="P6" style:family="paragraph" style:parent-style-name="Text_20_body">
      <style:text-properties officeooo:rsid="00110c78"/>
    </style:style>
    <style:style style:name="P7" style:family="paragraph" style:parent-style-name="Text_20_body">
      <style:text-properties officeooo:rsid="0012e3e3"/>
    </style:style>
    <style:style style:name="P8" style:family="paragraph" style:parent-style-name="Text_20_body">
      <style:paragraph-properties fo:text-align="center" style:justify-single-word="false"/>
      <style:text-properties officeooo:rsid="00bec17c" officeooo:paragraph-rsid="00bec17c"/>
    </style:style>
    <style:style style:name="P9" style:family="paragraph" style:parent-style-name="Standard">
      <style:text-properties officeooo:rsid="000f70c0" officeooo:paragraph-rsid="000f70c0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156552" officeooo:paragraph-rsid="00156552" fo:background-color="#ffff00"/>
    </style:style>
    <style:style style:name="P11" style:family="paragraph" style:parent-style-name="Standard" style:master-page-name="Standard">
      <style:paragraph-properties style:page-number="auto"/>
      <style:text-properties officeooo:rsid="000f70c0" officeooo:paragraph-rsid="000f70c0"/>
    </style:style>
    <style:style style:name="P12" style:family="paragraph" style:parent-style-name="Text_20_body">
      <style:paragraph-properties fo:text-align="center" style:justify-single-word="false"/>
      <style:text-properties officeooo:rsid="01144f18" officeooo:paragraph-rsid="01144f18"/>
    </style:style>
    <style:style style:name="P13" style:family="paragraph" style:parent-style-name="Text_20_body">
      <style:text-properties officeooo:rsid="01154e3e" officeooo:paragraph-rsid="01154e3e"/>
    </style:style>
    <style:style style:name="P14" style:family="paragraph" style:parent-style-name="Text_20_body">
      <style:text-properties officeooo:paragraph-rsid="011969dc"/>
    </style:style>
    <style:style style:name="P15" style:family="paragraph" style:parent-style-name="Text_20_body">
      <style:text-properties officeooo:rsid="00695ec7" officeooo:paragraph-rsid="011a6afc"/>
    </style:style>
    <style:style style:name="P16" style:family="paragraph" style:parent-style-name="Text_20_body">
      <style:text-properties officeooo:rsid="00e3cd07" officeooo:paragraph-rsid="011b395f"/>
    </style:style>
    <style:style style:name="P17" style:family="paragraph" style:parent-style-name="Text_20_body">
      <style:text-properties officeooo:paragraph-rsid="011b395f"/>
    </style:style>
    <style:style style:name="P18" style:family="paragraph" style:parent-style-name="Header">
      <style:paragraph-properties fo:text-align="end" style:justify-single-word="false"/>
      <style:text-properties officeooo:rsid="01144f18" officeooo:paragraph-rsid="01144f18"/>
    </style:style>
    <style:style style:name="P19" style:family="paragraph" style:parent-style-name="Heading_20_1">
      <style:text-properties officeooo:rsid="01154e3e" officeooo:paragraph-rsid="01154e3e"/>
    </style:style>
    <style:style style:name="P20" style:family="paragraph" style:parent-style-name="Heading_20_1">
      <style:text-properties officeooo:rsid="01167cb9"/>
    </style:style>
    <style:style style:name="P21" style:family="paragraph" style:parent-style-name="Heading_20_1">
      <style:text-properties officeooo:paragraph-rsid="011969dc"/>
    </style:style>
    <style:style style:name="T1" style:family="text">
      <style:text-properties officeooo:rsid="01144f18"/>
    </style:style>
    <style:style style:name="T2" style:family="text">
      <style:text-properties officeooo:rsid="00134f3c"/>
    </style:style>
    <style:style style:name="T3" style:family="text">
      <style:text-properties officeooo:rsid="00136f1c"/>
    </style:style>
    <style:style style:name="T4" style:family="text">
      <style:text-properties officeooo:rsid="00156552"/>
    </style:style>
    <style:style style:name="T5" style:family="text">
      <style:text-properties officeooo:rsid="00156552" fo:background-color="#ffff00"/>
    </style:style>
    <style:style style:name="T6" style:family="text">
      <style:text-properties officeooo:rsid="00856d10" fo:background-color="#ffff00"/>
    </style:style>
    <style:style style:name="T7" style:family="text">
      <style:text-properties officeooo:rsid="00b826ea"/>
    </style:style>
    <style:style style:name="T8" style:family="text">
      <style:text-properties officeooo:rsid="00ba8b05"/>
    </style:style>
    <style:style style:name="T9" style:family="text">
      <style:text-properties officeooo:rsid="01205e29"/>
    </style:style>
    <style:style style:name="T10" style:family="text">
      <style:text-properties officeooo:rsid="011969dc"/>
    </style:style>
    <style:style style:name="T11" style:family="text">
      <style:text-properties officeooo:rsid="00856d10"/>
    </style:style>
    <style:style style:name="T12" style:family="text">
      <style:text-properties officeooo:rsid="008f230e"/>
    </style:style>
    <style:style style:name="T13" style:family="text">
      <style:text-properties officeooo:rsid="00e3cd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unning head: <text:span text:style-name="T1">SUPPLEMENTARY ONLINE MATERIAL</text:span></text:p>
      <text:p text:style-name="P9"/>
      <text:p text:style-name="P2"/>
      <text:p text:style-name="P12">The Title Goes Here</text:p>
      <text:p text:style-name="P8"/>
      <text:p text:style-name="P2">Lotje van der Linden, Sebastiaan Mathôt and Françoise Vitu</text:p>
      <text:p text:style-name="P4">Laboratoire de Psychologie Cognitive, Aix-Marseille Université, CNRS, Marseille, France</text:p>
      <text:p text:style-name="P4"/>
      <text:p text:style-name="P3"/>
      <text:p text:style-name="P5">Address(es) of the author(s) </text:p>
      <text:p text:style-name="Text_20_body"><text:a xlink:type="simple" xlink:href="http://www.springer.com/biomed/neuroscience/journal/221"><text:span text:style-name="T5">http://www.springer.com/biomed/neuroscience/journal/221</text:span></text:a></text:p>
      <text:p text:style-name="P10"/>
      <text:p text:style-name="P6">Corresponding author:</text:p>
      <text:p text:style-name="P7">Lotje van der Linden</text:p>
      <text:p text:style-name="Text_20_body">Laboratoire de Psychologie Cognitive (LPC)</text:p>
      <text:p text:style-name="Text_20_body">CNRS, Université de Provence, UMR 7290</text:p>
      <text:p text:style-name="Text_20_body">Centre St Charles, Bâtiment 9, Case D</text:p>
      <text:p text:style-name="Text_20_body">3 place Victor Hugo</text:p>
      <text:p text:style-name="Text_20_body">13331 Marseille, cedex 03</text:p>
      <text:p text:style-name="Text_20_body"><text:span text:style-name="T4">e-mail address</text:span>: <text:a xlink:type="simple" xlink:href="mailto:soazig.casteau@univ-amu.fr" office:target-frame-name="_blank" xlink:show="new"><text:span text:style-name="T2">l</text:span></text:a><text:span text:style-name="T2">.vanderlinden@cogsci.nl</text:span></text:p>
      <text:p text:style-name="Text_20_body">tel<text:span text:style-name="T4">ephone number</text:span>: 04.<text:span text:style-name="T3">13.55.09.66</text:span></text:p>
      <text:p text:style-name="Text_20_body"><text:span text:style-name="T4">fax number: </text:span><text:span text:style-name="T5">Françoise?</text:span></text:p>
      <text:h text:style-name="P19" text:outline-level="1"><text:soft-page-break/>Materials</text:h>
      <text:p text:style-name="P13">Stimuli, saliency maps, experimental scripts and data are made available on the first author's website.</text:p>
      <text:h text:style-name="P19" text:outline-level="1">Saliency maps</text:h>
      <text:p text:style-name="P17"><text:span text:style-name="T13">Saliency maps were generated with the</text:span></text:p>
      <text:p text:style-name="P16">NeuroMorphic vision toolkit (Itti, Koch, &amp; Niebur, 1998), using the 'Suprise' visual cortex</text:p>
      <text:p text:style-name="P16">Supplementary online material R 4</text:p>
      <text:p text:style-name="P16">model. For each image, a saliency map was obtained with the following command:</text:p>
      <text:p text:style-name="P16">ezvision --just-initial-saliency-map --in=[input_filename]</text:p>
      <text:p text:style-name="P16">--out=png --vc-type=Surp –maxnorm-type=Surprise</text:p>
      <text:h text:style-name="P19" text:outline-level="1">Contrast manipulation</text:h>
      <text:p text:style-name="P13"/>
      <text:h text:style-name="P20" text:outline-level="1">On-object selection criteria</text:h>
      <text:p text:style-name="Text_20_body"><text:span text:style-name="T8">To exclude the possibility that (part of) our results would be confounded by the undershoot on the y axis (after all, an undershoot on the y-axis is necessarily also reflected as an undershoot on the x-axis</text:span><text:span text:style-name="T9">)</text:span><text:span text:style-name="T8"> w</text:span><text:span text:style-name="T7">e also ran the analyses described below after applying this very conservative criterion. </text:span><text:span text:style-name="T8">We </text:span><text:span text:style-name="T7">found that this does not change </text:span><text:span text:style-name="T8">the </text:span><text:span text:style-name="T7">pattern of results. To avoid removing (more than) half of our data, we decided to keep the undershoot trials.</text:span></text:p>
      <text:h text:style-name="P21" text:outline-level="1"><text:span text:style-name="T10">Experiment 1: why an undershoot would lead to a 'bias to the handle'</text:span></text:h>
      <text:p text:style-name="P14"><text:span text:style-name="T11">(although this reasoning might appear far-fetched at first sight, it does lead to a hypothesis that </text:span><text:soft-page-break/><text:span text:style-name="T11">is in line with the results of Experiment 1, as explained in </text:span><text:span text:style-name="T6">Figure </text:span><text:span text:style-name="T11">)</text:span></text:p>
      <text:p text:style-name="P15"><text:span text:style-name="T12">(note that for this prediction it does not matter whether the potential undershoot occurs on the x- or on the y-as, or on both, see Figur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line-height="200%" fo:text-indent="0.3in" style:auto-text-indent="false" style:page-number="auto" style:shadow="none" fo:keep-with-next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bstract" style:family="paragraph" style:parent-style-name="Text_20_body" style:master-page-name="">
      <style:paragraph-properties fo:margin-left="0in" fo:margin-right="0in" fo:margin-top="0in" fo:margin-bottom="0.1598in" style:contextual-spacing="false" fo:text-indent="0in" style:auto-text-indent="false" style:page-number="auto"/>
      <style:text-properties style:font-name="Arial1" fo:font-size="10.5pt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200%" fo:text-align="center" style:justify-single-word="false"/>
      <style:text-properties style:font-name="Times New Roman1"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line-height="200%" fo:text-align="center" style:justify-single-word="false" style:page-number="auto"/>
      <style:text-properties style:font-name="Times New Roman2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200%"/>
      <style:text-properties style:font-name="Times New Roman2" fo:font-size="12pt" fo:font-style="italic" fo:font-weight="normal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3335in" fo:text-indent="-0.5in" style:auto-text-indent="false">
        <style:tab-stops/>
      </style:paragraph-properties>
    </style:style>
    <style:style style:name="Footnote" style:family="paragraph" style:parent-style-name="Standard" style:class="extra" style:master-page-name="">
      <style:paragraph-properties fo:margin-left="0.2354in" fo:margin-right="0in" fo:line-height="200%" fo:orphans="2" fo:widows="2" fo:text-indent="-0.2354in" style:auto-text-indent="false" style:page-number="auto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1144f18" officeooo:paragraph-rsid="01144f18"/>
    </style:style>
    <style:style style:name="MP2" style:family="paragraph" style:parent-style-name="Footer">
      <style:paragraph-properties fo:text-align="center" style:justify-single-word="false"/>
      <style:text-properties officeooo:paragraph-rsid="00103ec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upplementary online material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0:47:53</meta:creation-date>
    <meta:generator>LibreOffice/4.0.2.2$Linux_X86_64 LibreOffice_project/400m0$Build-2</meta:generator>
    <dc:date>2013-09-20T19:19:22</dc:date>
    <meta:editing-duration>P1DT18H24M34S</meta:editing-duration>
    <meta:editing-cycles>220</meta:editing-cycles>
    <meta:document-statistic meta:table-count="0" meta:image-count="0" meta:object-count="0" meta:page-count="3" meta:paragraph-count="33" meta:word-count="292" meta:character-count="1958" meta:non-whitespace-character-count="1702"/>
    <meta:user-defined meta:name="ZOTERO_PREF_1">&lt;data data-version="3" zotero-version="4.0.11"&gt;&lt;session id="aSoYELxG"/&gt;&lt;style id="http://www.zotero.org/styles/apa" hasBibliography="1" bibliographyStyleHasBeenSet="1"/&gt;&lt;prefs&gt;&lt;pref name="fieldType" value="ReferenceMark"/&gt;&lt;pref name="storeReferences" valu</meta:user-defined>
    <meta:user-defined meta:name="ZOTERO_PREF_2">e="true"/&gt;&lt;pref name="automaticJournalAbbreviations" value="true"/&gt;&lt;pref name="noteType" value="0"/&gt;&lt;/prefs&gt;&lt;/data&gt;</meta:user-defined>
  </office:meta>
</office:document-meta>
</file>